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31.532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text-shadow="1pt 1pt" style:text-underline-style="solid" style:text-underline-width="auto" style:text-underline-color="font-color"/>
    </style:style>
    <style:style style:name="T3" style:family="text">
      <style:text-properties fo:font-size="44pt" style:text-underline-style="solid" style:text-underline-width="auto" style:text-underline-color="font-color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EAM 1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RILL 2</text:p>
                <text:p/>
              </text:list-header>
              <text:list-item>
                <text:p>Members:</text:p>
                <text:p>Saumya Achantani 18csu194</text:p>
                <text:p>Saumya Gupta 18csu195</text:p>
                <text:p>Srinithya.k 18csu213</text:p>
                <text:p>Udita 18csu22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1.532cm" svg:x="1.2cm" svg:y="0.6cm" presentation:class="subtitle" presentation:user-transformed="true">
          <draw:text-box>
            <text:p><text:span text:style-name="T2">PROCEDURAL APPROACH</text:span></text:p>
            <text:p><text:span text:style-name="T2"/></text:p>
            <text:p>int main()</text:p>
            <text:p>{</text:p>
            <text:p>Name name;</text:p>
            <text:p>Roll_no roll_no;</text:p>
            <text:p>Class class;</text:p>
            <text:p>Subjects subject;</text:p>
            <text:p>Marks marks;</text:p>
            <text:p>get_studentdetails();</text:p>
            <text:p>get_marks();</text:p>
            <text:p>Cgpa cgpa;</text:p>
            <text:p>print_cgpa();</text:p>
            <text:p>cout&lt;&lt;”result \n”;</text:p>
            <text:p>}</text:p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3">OOPS APPROACH</text:span></text:p>
                <text:p/>
                <text:p/>
                <text:p>class reportcard</text:p>
                <text:p><text:s/>{</text:p>
                <text:p>string name;</text:p>
                <text:p>string class;</text:p>
                <text:p>int rollno;</text:p>
                <text:p>string subjects;</text:p>
                <text:p>float marks;</text:p>
                <text:p>get_names();</text:p>
                <text:p>get_class();</text:p>
                <text:p>get_rollno();</text:p>
                <text:p>get_subjects();</text:p>
                <text:p>get_marks();</text:p>
                <text:p>print_cgpa();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1:09:26.391873536</meta:creation-date>
    <dc:date>2019-01-07T11:43:45.129544162</dc:date>
    <meta:editing-duration>PT18M27S</meta:editing-duration>
    <meta:editing-cycles>1</meta:editing-cycles>
    <meta:document-statistic meta:object-count="31"/>
    <meta:generator>LibreOffice/4.2.8.2$Linux_X86_64 LibreOffice_project/420m0$Build-2</meta:generator>
  </office:meta>
</office:document-meta>
</file>